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。</text:p>
          </table:table-cell>
          <table:table-cell table:style-name="ce0" office:value-type="string">
            <text:p>Duplicated by CE3812 Map002, 608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ハ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こ・・・ここ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！！　見て、海よ！　フェリー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、戻って来たの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お！！　やったああぁ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！　いたい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・・・無事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ともっちとひめも帰ってきた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、大冒険おつかれ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まくいって本当によかったね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まだ夢を見ているような心地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。</text:p>
          </table:table-cell>
          <table:table-cell table:style-name="ce0" office:value-type="string">
            <text:p>Map117</text:p>
          </table:table-cell>
          <table:table-cell table:style-name="ce0"/>
          <table:table-cell table:style-name="ce0" office:value-type="string">
            <text:p>I agree.</text:p>
          </table:table-cell>
          <table:table-cell table:number-columns-repeated="1020"/>
        </table:table-row>
        <table:table-row>
          <table:table-cell table:style-name="ce0" office:value-type="string">
            <text:p>こっちの世界は、ほとんど時間が進んで
ない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ぁお！　ちょっと年齢を損した気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ねえ、早乙女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いえばいな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レグマくんだけ、あっちの世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にい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！　よ、よかっｔ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もう！　いるならいるって言いなさ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階段を上がってきたばかり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あれ、こうして熾天少女たちは見事に
異世界を救い、自分たちの世界へと戻ることに
成功したの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ーーーー！！！　パチパチパチパ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何があっても元気い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すく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さー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の大団円なのに、結局最後までこの
雑なイベントカットな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ラストなんだから、もうちょいゴージャスな
絵が欲しい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まあともっち、贅沢は言わず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ーー！！　すごい！！　あたしの
クレームの声が届いたっぽ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おぉぉいいっ！！　あるなら最初から
こっち使いなさいよ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リアデータをセーブします。
開いているファイルに保存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